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✉️ <text:span text:style-name="Strong_20_Emphasis">Mage Messengers of the Known Realms</text:span></text:h>
      <text:h text:style-name="Heading_20_3" text:outline-level="3">🕊️ Overview</text:h>
      <text:p text:style-name="Text_20_body"><text:span text:style-name="Strong_20_Emphasis">Mage Messengers</text:span> are a prestigious and highly skilled class of mages who specialize in long-distance magical flight and secure message delivery. Due to the difficulty and danger of sustained magical flight — especially over vast or unstable regions — the profession is reserved for the most disciplined and capable spellcasters.</text:p>
      <text:p text:style-name="Text_20_body">Far more than couriers, Mage Messengers are respected figures in the world’s political, military, and magical infrastructure. Their work forms the backbone of long-range diplomacy, trade, and intelligence exchange across kingdoms and factions.</text:p>
      <text:p text:style-name="Horizontal_20_Line"/>
      <text:h text:style-name="Heading_20_3" text:outline-level="3">🏔️ Infrastructure &amp; Networks</text:h>
      <text:p text:style-name="Text_20_body">Because magical flight is physically and magically taxing, Mage Messengers operate using a global network of <text:span text:style-name="Strong_20_Emphasis">elevated relay stations</text:span> — fortified towers, cliff-side roosts, and mountaintop hubs. These <text:span text:style-name="Strong_20_Emphasis">Messenger Posts</text:span> act as:</text:p>
      <text:list text:style-name="L1">
        <text:list-item>
          <text:p text:style-name="P1">Safe landing points</text:p>
        </text:list-item>
        <text:list-item>
          <text:p text:style-name="P1">Recharge and rest stations</text:p>
        </text:list-item>
        <text:list-item>
          <text:p text:style-name="P1">Message inspection and transfer locations</text:p>
        </text:list-item>
      </text:list>
      <text:p text:style-name="Text_20_body">Many are managed by the <text:span text:style-name="Strong_20_Emphasis">Messenger Guild</text:span>, an interregional organization that maintains high standards of neutrality, integrity, and reliability.</text:p>
      <text:p text:style-name="Horizontal_20_Line"/>
      <text:h text:style-name="Heading_20_3" text:outline-level="3">🛡️ Guild Oversight &amp; Seal Integrity</text:h>
      <text:p text:style-name="Text_20_body">At the heart of the guild’s reputation is its <text:span text:style-name="Strong_20_Emphasis">seal integrity system</text:span>. Clients may register letters and parcels under official magical seals, which are inspected at guild-run checkpoints. Upon arrival:</text:p>
      <text:list text:style-name="L2">
        <text:list-item>
          <text:p text:style-name="P2">The recipient verifies the seal’s condition</text:p>
        </text:list-item>
        <text:list-item>
          <text:p text:style-name="P2">A record is signed confirming unbroken delivery</text:p>
        </text:list-item>
        <text:list-item>
          <text:p text:style-name="P2">Any breach triggers an investigation</text:p>
        </text:list-item>
      </text:list>
      <text:p text:style-name="Text_20_body">This <text:span text:style-name="Strong_20_Emphasis">public guarantee of confidentiality</text:span> makes Messenger Guild services invaluable — especially for sensitive diplomatic and strategic communication.</text:p>
      <text:p text:style-name="Horizontal_20_Line"/>
      <text:h text:style-name="Heading_20_3" text:outline-level="3"><text:soft-page-break/>🎓 Education, Prestige &amp; Court Influence</text:h>
      <text:p text:style-name="Text_20_body">Mage Messengers are not merely fast — they are <text:span text:style-name="Strong_20_Emphasis">highly educated</text:span>, often graduates of major arcane academies. Their proximity to royalty and nobility, combined with their discretion and reliability, frequently leads to positions as:</text:p>
      <text:list text:style-name="L3">
        <text:list-item>
          <text:p text:style-name="P3">Royal aides</text:p>
        </text:list-item>
        <text:list-item>
          <text:p text:style-name="P3">Court advisors</text:p>
        </text:list-item>
        <text:list-item>
          <text:p text:style-name="P3">Political envoys</text:p>
        </text:list-item>
      </text:list>
      <text:p text:style-name="Text_20_body">In some cases, veteran messengers even gain noble titles or permanent courtly stations, blurring the line between messenger and diplomat.</text:p>
      <text:p text:style-name="Horizontal_20_Line"/>
      <text:h text:style-name="Heading_20_3" text:outline-level="3">⚖️ Political Consequences of Harm</text:h>
      <text:p text:style-name="Text_20_body">Killing, harming, or interfering with a Mage Messenger is considered a <text:span text:style-name="Strong_20_Emphasis">major geopolitical offense</text:span>.</text:p>
      <text:p text:style-name="Text_20_body">Because messengers are respected across borders — and because many belong to a larger web of guilds and mage networks — any attack against one is seen as a <text:span text:style-name="Strong_20_Emphasis">direct provocation</text:span>. Common consequences include:</text:p>
      <text:list text:style-name="L4">
        <text:list-item>
          <text:p text:style-name="P4">The <text:span text:style-name="Strong_20_Emphasis">suspension of messenger services</text:span> to the offending kingdom or faction</text:p>
        </text:list-item>
        <text:list-item>
          <text:p text:style-name="P4"><text:span text:style-name="Strong_20_Emphasis">Diplomatic isolation</text:span>, as other powers rally around the Guild</text:p>
        </text:list-item>
        <text:list-item>
          <text:p text:style-name="P4"><text:span text:style-name="Strong_20_Emphasis">Retaliation</text:span> by mage guilds, sympathetic states, or opportunistic rivals</text:p>
        </text:list-item>
        <text:list-item>
          <text:p text:style-name="P4"><text:span text:style-name="Strong_20_Emphasis">Intelligence collapse</text:span>, as secure communication channels are lost</text:p>
        </text:list-item>
      </text:list>
      <text:p text:style-name="Text_20_body">Even in wartime, <text:span text:style-name="Strong_20_Emphasis">Guild-affiliated messengers are protected</text:span> by convention. Their safety is often guaranteed by both sides to preserve channels of negotiation and status reporting.</text:p>
      <text:p text:style-name="Horizontal_20_Line"/>
      <text:h text:style-name="Heading_20_3" text:outline-level="3">🧭 Neutral vs. Affiliated Messengers</text:h>
      <text:p text:style-name="Text_20_body">Not all Mage Messengers are neutral. Some are directly employed by powerful factions, noble houses, or royal courts. These <text:span text:style-name="Strong_20_Emphasis">affiliated messengers</text:span> are loyal to their patrons and may serve long-term political or military roles.</text:p>
      <text:p text:style-name="Text_20_body">However, there are clear limitations to their use:</text:p>
      <text:list text:style-name="L5">
        <text:list-item>
          <text:p text:style-name="P5">Even affiliated messengers <text:span text:style-name="Strong_20_Emphasis">often use Messenger Guild infrastructure</text:span> for resting, routing, and seal verification</text:p>
        </text:list-item>
        <text:list-item>
          <text:p text:style-name="P5">During <text:span text:style-name="Strong_20_Emphasis">wartime or sensitive negotiations</text:span>, using a private messenger is <text:span text:style-name="Strong_20_Emphasis">considered suspicious</text:span> — implying espionage, manipulation, or hidden agendas</text:p>
        </text:list-item>
        <text:list-item>
          <text:p text:style-name="P5"><text:span text:style-name="Strong_20_Emphasis">Factions often prefer Guild messengers</text:span> during tense periods to avoid the political fallout of perceived deceit</text:p>
        </text:list-item>
      </text:list>
      <text:p text:style-name="Text_20_body"><text:soft-page-break/>Thus, while private messengers exist, they are rarely used for delicate diplomacy unless absolutely necessary — and always at a political cost.</text:p>
      <text:p text:style-name="Horizontal_20_Line"/>
      <text:h text:style-name="Heading_20_3" text:outline-level="3">🏛️ Cultural and Narrative Impact</text:h>
      <text:p text:style-name="Text_20_body">Mage Messengers carry an almost mythic presence in many parts of the world. Revered as paragons of discipline, discretion, and magical prowess, they symbolize both <text:span text:style-name="Strong_20_Emphasis">trust</text:span> and <text:span text:style-name="Strong_20_Emphasis">reach</text:span>.</text:p>
      <text:list text:style-name="L6">
        <text:list-item>
          <text:p text:style-name="P6">In court, their arrival signals urgency</text:p>
        </text:list-item>
        <text:list-item>
          <text:p text:style-name="P6">In stories, their loyalty is tested by war and secrets</text:p>
        </text:list-item>
        <text:list-item>
          <text:p text:style-name="P6">In politics, their choices shape the flow of history</text:p>
        </text:list-item>
      </text:list>
      <text:p text:style-name="Text_20_body">To trust a Mage Messenger is to trust <text:span text:style-name="Strong_20_Emphasis">the word they carry</text:span> — and in a world where words can start or end wars, no role is more dangerous… or more respected.</text:p>
      <text:p text:style-name="Standard"/>
      <text:h text:style-name="Heading_20_3" text:outline-level="3">⚔️ War, Neutrality, and Military Limitations</text:h>
      <text:p text:style-name="Text_20_body">While the <text:span text:style-name="Strong_20_Emphasis">Messenger Guild</text:span> prides itself on neutrality, its involvement in wartime communication is deliberately limited.</text:p>
      <text:p text:style-name="Text_20_body">Though Guild messengers never know the contents of what they carry, they are <text:span text:style-name="Strong_20_Emphasis">not used for direct military communications</text:span> for two primary reasons:</text:p>
      <text:list text:style-name="L7">
        <text:list-item>
          <text:p text:style-name="P7"><text:span text:style-name="Strong_20_Emphasis">Frequency and logistics</text:span> — military operations require fast, constant messaging chains that are often too demanding for the Guild’s structured and regulated delivery system.</text:p>
        </text:list-item>
        <text:list-item>
          <text:p text:style-name="P7"><text:span text:style-name="Strong_20_Emphasis">Neutrality and protection</text:span> — the Guild refuses to make or receive deliveries from <text:span text:style-name="Strong_20_Emphasis">active warzones or battlefields</text:span>. Delivering messages in the middle of military operations would expose their messengers to extreme danger and compromise the Guild’s impartial reputation. More importantly, it could give warring factions justification to <text:span text:style-name="Strong_20_Emphasis">treat messengers as legitimate military targets</text:span>, undermining their protected status across the world.</text:p>
        </text:list-item>
      </text:list>
      <text:p text:style-name="Text_20_body">As such, during wars, Mage Messengers continue to operate <text:span text:style-name="Strong_20_Emphasis">between courts, capitals, and command centers far from the front lines</text:span>, while factions rely on their own military runners, magical relays, or faction-affiliated messengers for battlefield logistics.</text:p>
      <text:p text:style-name="Standard"/>
      <text:h text:style-name="Heading_20_3" text:outline-level="3">🛡️ Military Messengers: A Training Ground and a Calling</text:h>
      <text:p text:style-name="Text_20_body">While the <text:span text:style-name="Strong_20_Emphasis">Messenger Guild</text:span> avoids involvement in direct military operations, many young or aspiring messengers begin their careers as <text:span text:style-name="Strong_20_Emphasis">battlefield couriers</text:span> within standing armies. These roles are common stepping stones for those training in magical flight.</text:p>
      <text:list text:style-name="L8">
        <text:list-item>
          <text:p text:style-name="P8">Messages in battle often cover <text:span text:style-name="Strong_20_Emphasis">shorter distances</text:span>, making the <text:span text:style-name="Strong_20_Emphasis">magical threshold lower</text:span> than long-haul guild assignments.</text:p>
        </text:list-item>
        <text:list-item>
          <text:p text:style-name="P8"><text:soft-page-break/>However, the <text:span text:style-name="Strong_20_Emphasis">frequency and intensity</text:span> of flight during active combat provides a <text:span text:style-name="Strong_20_Emphasis">rigorous training environment</text:span>, sharpening reflexes, control, and endurance.</text:p>
        </text:list-item>
        <text:list-item>
          <text:p text:style-name="P8">Due to the dangers of warzones, these roles carry high risk — but they also command respect among magical communities.</text:p>
        </text:list-item>
      </text:list>
      <text:p text:style-name="Text_20_body">Some mages, either by choice or limitation, <text:span text:style-name="Strong_20_Emphasis">remain in military service permanently</text:span>, preferring the structure and camaraderie of army life. Over time, this has led to the emergence of an entire subclass of <text:span text:style-name="Strong_20_Emphasis">military-affiliated messenger mages</text:span>, distinct from the neutral Guild but just as vital to the functioning of warfare and logistic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3T11:25:54.755145485</meta:creation-date>
    <dc:date>2025-07-23T11:27:05.177538911</dc:date>
    <meta:editing-duration>PT1M11S</meta:editing-duration>
    <meta:editing-cycles>1</meta:editing-cycles>
    <meta:document-statistic meta:table-count="0" meta:image-count="0" meta:object-count="0" meta:page-count="4" meta:paragraph-count="55" meta:word-count="949" meta:character-count="6390" meta:non-whitespace-character-count="5507"/>
    <meta:generator>LibreOffice/25.2.4.3$Linux_X86_64 LibreOffice_project/520$Build-3</meta:generator>
  </office:meta>
</office:document-meta>
</file>